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c1c8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>
      <style:text-properties officeooo:rsid="00183ff4" officeooo:paragraph-rsid="00183ff4"/>
    </style:style>
    <style:style style:name="P4" style:family="paragraph" style:parent-style-name="Text_20_body">
      <style:text-properties officeooo:rsid="00183ff4" officeooo:paragraph-rsid="001bf692"/>
    </style:style>
    <style:style style:name="P5" style:family="paragraph" style:parent-style-name="Text_20_body">
      <style:text-properties officeooo:rsid="001ab991" officeooo:paragraph-rsid="001ab991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paragraph-rsid="001bd278"/>
    </style:style>
    <style:style style:name="P7" style:family="paragraph" style:parent-style-name="Text_20_body">
      <style:text-properties officeooo:paragraph-rsid="001d107d"/>
    </style:style>
    <style:style style:name="T1" style:family="text">
      <style:text-properties officeooo:rsid="00183f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9c1c8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b991"/>
    </style:style>
    <style:style style:name="T7" style:family="text">
      <style:text-properties officeooo:rsid="001bd278"/>
    </style:style>
    <style:style style:name="T8" style:family="text">
      <style:text-properties officeooo:rsid="001bf692"/>
    </style:style>
    <style:style style:name="T9" style:family="text">
      <style:text-properties officeooo:rsid="001cb997"/>
    </style:style>
    <style:style style:name="T10" style:family="text">
      <style:text-properties officeooo:rsid="001d107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bold" officeooo:rsid="001d107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ing a <text:span text:style-name="T1">H</text:span>eader for <text:span text:style-name="T1">A</text:span>uthentication</text:p>
      <text:p text:style-name="P3">Using a header from a trusted server for authentication is a common pattern. Most usually the REMOTE_USER header is used. OA4MP allows for <text:span text:style-name="T2">any</text:span> header to be used to identify a user after a service has authenticated them. This implies a trust relation with that server. Note that this also means restricted access by that server.</text:p>
      <text:h text:style-name="Heading_20_1" text:outline-level="1"><text:s/><text:span text:style-name="T1">Configuring OA4MP</text:span></text:h>
      <text:p text:style-name="P3">This is relatively simple and requires the following element in your server XML configuration:</text:p>
      <text:p text:style-name="Preformatted_20_Text">&lt;authorizationServlet useHeader="true"</text:p>
      <text:p text:style-name="Preformatted_20_Text"><text:s text:c="22"/>requireHeader="true"</text:p>
      <text:p text:style-name="Preformatted_20_Text"><text:s text:c="22"/>headerFieldName="REMOTE_USER"/&gt;</text:p>
      <text:p text:style-name="P3"/>
      <text:p text:style-name="P4">See the full reference for the <text:a xlink:type="simple" xlink:href="https://oa4mp.org/server/configuration/authorization-servlet-configuration.html" text:style-name="Internet_20_link" text:visited-style-name="Visited_20_Internet_20_Link">authorizationServlet</text:a> for more. In this case, headers are enabled and the REMOTE_USER will be used. <text:span text:style-name="T8">(The <text:s/>requireHeader attribute is needed if this is the sole way to authenticate, which is the most common use pattern.)</text:span></text:p>
      <text:p text:style-name="P5">There must, of course, be some way to limit access to the service since any request with the right header can impersonate a valid user. If using Tomcat (outlined below) this is done by Tomcat. </text:p>
      <text:h text:style-name="P1" text:outline-level="1"><text:span text:style-name="T3">Tomcat and OA4MP</text:span></text:h>
      <text:p text:style-name="Standard"><text:span text:style-name="T3">Tomcat is the standard container for OA4MP </text:span><text:s/><text:span text:style-name="T3">and one way to set up authentication is to use Tomcat itself. This means that logins for </text:span><text:span text:style-name="T9">T</text:span><text:span text:style-name="T3">omcat are logins for OA4MP. The plus is that it is quite easy to set up, but the downside is that unless all of your user man</text:span><text:span text:style-name="T9">a</text:span><text:span text:style-name="T3">gement will be done this way, it may require specific logins for OA4MP. However, it is extremely useful in setting up and testing OA4MP in various scenarios, </text:span><text:span text:style-name="T10">or for small organizations</text:span><text:span text:style-name="T3">.</text:span></text:p>
      <text:p text:style-name="Standard"/>
      <text:p text:style-name="Text_20_body">There are many ways to configure Tomcat authentication. For the purpose of this documentation, we’ll illustrate basic authentication, which is the simplest method. <text:span text:style-name="T6">Basically, set up users then tell Tomcat that the authorize endpoint requires authentication. The REMOTE_USER header will be set and there is no other way to access that endpoin</text:span><text:span text:style-name="T10">t</text:span><text:span text:style-name="T6">, hence it is secure.</text:span></text:p>
      <text:p text:style-name="Text_20_body">Edit the <text:span text:style-name="T12">$CATALINA_HOME/conf/tomcat-users.xml</text:span> file <text:span text:style-name="T10">by adding </text:span><text:s/></text:p>
      <text:p text:style-name="P2"><text:s text:c="2"/>&lt;role rolename="testuser"/&gt;</text:p>
      <text:p text:style-name="P2"><text:s text:c="2"/>&lt;user username="testuser1" password="testpassword1" roles="testuser"/&gt;</text:p>
      <text:p text:style-name="P2"><text:s text:c="2"/>&lt;user username="testuser2" password="testpassword2" roles="testuser"/&gt; </text:p>
      <text:p text:style-name="P7">Now, <text:span text:style-name="T10">we edit</text:span><text:span text:style-name="T13"> </text:span><text:span text:style-name="T12">$CATALINA_HOME/webapps/oauth/WEB-INF/web.xml</text:span> . (Not the same web.xml file as in the main Tomcat conf directory). <text:span text:style-name="T10">Add the following:</text:span></text:p>
      <text:p text:style-name="Preformatted_20_Text">&lt;security-constraint&gt;</text:p>
      <text:p text:style-name="Preformatted_20_Text"><text:s text:c="2"/>&lt;web-resource-collection&gt; </text:p>
      <text:p text:style-name="Preformatted_20_Text"><text:s text:c="4"/>&lt;web-resource-name&gt;OAuth Security&lt;/web-resource-name&gt; </text:p>
      <text:p text:style-name="Preformatted_20_Text"><text:s text:c="4"/>&lt;url-pattern&gt;/authorize&lt;/url-pattern&gt; </text:p>
      <text:p text:style-name="Preformatted_20_Text"><text:s text:c="4"/>&lt;http-method&gt;POST&lt;/http-method&gt; </text:p>
      <text:p text:style-name="Preformatted_20_Text"><text:soft-page-break/><text:s text:c="4"/>&lt;http-method&gt;GET&lt;/http-method&gt; </text:p>
      <text:p text:style-name="Preformatted_20_Text"><text:s text:c="2"/>&lt;/web-resource-collection&gt; </text:p>
      <text:p text:style-name="Preformatted_20_Text"><text:s text:c="2"/>&lt;auth-constraint&gt; </text:p>
      <text:p text:style-name="Preformatted_20_Text"><text:s text:c="4"/>&lt;role-name&gt;oa4mp&lt;/role-name&gt; </text:p>
      <text:p text:style-name="Preformatted_20_Text"><text:s text:c="2"/>&lt;/auth-constraint&gt; </text:p>
      <text:p text:style-name="Preformatted_20_Text"><text:s text:c="2"/>&lt;user-data-constraint&gt; </text:p>
      <text:p text:style-name="Preformatted_20_Text"><text:s text:c="2"/>&lt;!-- transport-guarantee can be CONFIDENTIAL, INTEGRAL, or NONE --&gt; </text:p>
      <text:p text:style-name="Preformatted_20_Text"><text:s text:c="2"/>&lt;transport-guarantee&gt;NONE&lt;/transport-guarantee&gt; </text:p>
      <text:p text:style-name="Preformatted_20_Text"><text:s text:c="2"/>&lt;/user-data-constraint&gt; </text:p>
      <text:p text:style-name="Preformatted_20_Text">&lt;/security-constraint&gt; </text:p>
      <text:p text:style-name="Preformatted_20_Text">&lt;login-config&gt; </text:p>
      <text:p text:style-name="Preformatted_20_Text">&lt;auth-method&gt;BASIC&lt;/auth-method&gt; </text:p>
      <text:p text:style-name="P2">&lt;/login-config&gt;</text:p>
      <text:p text:style-name="Text_20_body"><text:span text:style-name="T4">Nota Bene:</text:span> This enables remote user for the authorize endpoint. If you wanted to use this for the device endpoint, you would have another set the url-pattern accordingly to </text:p>
      <text:p text:style-name="P2"><text:s text:c="4"/>&lt;url-pattern&gt;/device&lt;/url-pattern&gt;</text:p>
      <text:p text:style-name="P6"><text:span text:style-name="T7">If you look in the standard distribution in </text:span><text:span text:style-name="T12">$CATALINA_HOME/webapps/oauth/WEB-INF/</text:span><text:span text:style-name="T7"> you will find a remote-user.xml configuration with all of this ready to go. Simply tweak it </text:span><text:span text:style-name="T8">as</text:span><text:span text:style-name="T7"> needed, </text:span><text:span text:style-name="T8">make surte it points <text:s/>to your server configuration,</text:span><text:span text:style-name="T7"> and use as your web.xml file.</text:span></text:p>
      <text:p text:style-name="P6"><text:bookmark text:name="Troubleshooting"/>Note that redeploying <text:span text:style-name="T8">or updating </text:span>OA4MP <text:span text:style-name="T8">will</text:span> overwrite the web.xml file, so we recommend backing it up somewhere secure. <text:span text:style-name="T8">Redeploy OA4MP, then copy your configuration back and restart Tomcat. </text:span><text:span text:style-name="T10">A quicker way to do this is to touch oauth2.war (which changes the date, prompting a reload of the app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7:11:18.060672400</meta:creation-date>
    <dc:date>2025-08-29T08:36:59.175885042</dc:date>
    <meta:editing-duration>P3DT1H25M37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39" meta:word-count="481" meta:character-count="3603" meta:non-whitespace-character-count="3047"/>
  </office:meta>
</office:document-meta>
</file>